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0748b" officeooo:paragraph-rsid="0010748b"/>
    </style:style>
    <style:style style:name="P2" style:family="paragraph" style:parent-style-name="Standard">
      <style:paragraph-properties fo:text-align="end" style:justify-single-word="false" style:writing-mode="rl-tb"/>
      <style:text-properties officeooo:paragraph-rsid="0010748b"/>
    </style:style>
    <style:style style:name="T1" style:family="text">
      <style:text-properties officeooo:rsid="0010748b"/>
    </style:style>
    <style:style style:name="T2" style:family="text">
      <style:text-properties officeooo:rsid="0011f8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שיעורי בית 1:</text:p>
      <text:p text:style-name="P1"/>
      <text:p text:style-name="P1">1. מניעי הווירוסים הראשונים היו פשוטים – להראות יכולת, לגרום ל<text:span text:style-name="T2">נזק</text:span> או להשפיע איכשהו על העולם העמיתי וסתם שבשיל הצחוק. הכל השתנה בשנה 2003 כשנכתב ווירוס בשם Fizzer – הווירוס הראשון שמטרתו היתה רווחה כספית.</text:p>
      <text:p text:style-name="P1"/>
      <text:p text:style-name="P1">2. 2003 כשתכתב Fizzer.</text:p>
      <text:p text:style-name="P1"/>
      <text:p text:style-name="P2"><text:span text:style-name="T1">3. </text:span><text:span text:style-name="T2">דוגמא טובה לווירוס הנכתב לצרכים יותר דרסטיים הוא Stuxnet. הוא נכתב על ידי גורם ממשלתי (בניגוד לבן אדם מהתחום או קבוצה של אנשים) ומטרתו היתה לפגוע בתוכנית הגרעין האיראנית. הווירוס הזה נועד לגרום לשהפעה בקני מידה עולמי בניגוד לווירוסים אחרים שכיוונו לאנשים רגילים.</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22:15:24.105089933</meta:creation-date>
    <dc:date>2021-08-14T22:34:22.557215995</dc:date>
    <meta:editing-duration>PT8M48S</meta:editing-duration>
    <meta:editing-cycles>1</meta:editing-cycles>
    <meta:document-statistic meta:table-count="0" meta:image-count="0" meta:object-count="0" meta:page-count="1" meta:paragraph-count="4" meta:word-count="84" meta:character-count="503" meta:non-whitespace-character-count="421"/>
    <meta:generator>LibreOffice/6.4.7.2$Linux_X86_64 LibreOffice_project/40$Build-2</meta:generator>
  </office:meta>
</office:document-meta>
</file>